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693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This works: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vertical section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.1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1">
            <text:p>0.1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0.2">
            <text:p>0.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arallel horizontal section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float" office:value="0.1">
            <text:p>0.1</text:p>
          </table:table-cell>
          <table:table-cell table:style-name="ce4" office:value-type="float" office:value="0.2">
            <text:p>0.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ested vertical sections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.1">
            <text:p>1.1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table:style-name="ce3"/>
          <table:table-cell table:style-name="ce4" office:value-type="float" office:value="1.2">
            <text:p>1.2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2.1">
            <text:p>2.1</text:p>
          </table:table-cell>
          <table:table-cell table:style-name="ce5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ested horizontal section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3" office:value-type="float" office:value="2.1">
            <text:p>2.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V/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.1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float" office:value="0.1">
            <text:p>0.1</text:p>
          </table:table-cell>
          <table:table-cell table:style-name="ce4" office:value-type="float" office:value="0.2">
            <text:p>0.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H/V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1">
            <text:p>0.1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0.2">
            <text:p>0.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H/V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0.1">
            <text:p>0.1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0.2">
            <text:p>0.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V/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.1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2">
            <text:p>0.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float" office:value="0.1">
            <text:p>0.1</text:p>
          </table:table-cell>
          <table:table-cell table:style-name="ce4" office:value-type="float" office:value="0.2">
            <text:p>0.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hese are errors: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ested non-contained sections</text:p>
          </table:table-cell>
          <table:table-cell office:value-type="string">
            <text:p>TODO</text:p>
          </table:table-cell>
          <table:table-cell table:number-columns-repeated="254"/>
        </table:table-row>
        <table:table-row table:style-name="ro1">
          <table:table-cell office:value-type="string">
            <text:p>Parallel overlapping sections</text:p>
          </table:table-cell>
          <table:table-cell office:value-type="string">
            <text:p>TODO</text:p>
          </table:table-cell>
          <table:table-cell table:number-columns-repeated="254"/>
        </table:table-row>
      </table:table>
      <table:named-expressions>
        <table:named-range table:name="A_One" table:base-cell-address="$Sheet1.$A$1" table:cell-range-address="$Sheet1.$B$3:.$C$4"/>
        <table:named-range table:name="A_Two" table:base-cell-address="$Sheet1.$A$1" table:cell-range-address="$Sheet1.$D$4:.$E$5"/>
        <table:named-range table:name="B_One" table:base-cell-address="$Sheet1.$A$1" table:cell-range-address="$Sheet1.$B$7:.$C$8"/>
        <table:named-range table:name="B_Two" table:base-cell-address="$Sheet1.$A$1" table:cell-range-address="$Sheet1.$C$9:.$D$10"/>
        <table:named-range table:name="C_One" table:base-cell-address="$Sheet1.$A$1" table:cell-range-address="$Sheet1.$B$12:.$C$14"/>
        <table:named-range table:name="C_Two" table:base-cell-address="$Sheet1.$A$1" table:cell-range-address="$Sheet1.$C$12: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12-18T10:13:24</meta:creation-date>
    <dc:date>2008-03-19T15:40:59</dc:date>
    <meta:editing-cycles>0</meta:editing-cycles>
    <meta:editing-duration>PT0S</meta:editing-duration>
    <meta:document-statistic meta:table-count="1" meta:cell-count="72" meta:object-count="0"/>
    <meta:user-defined meta:name="Info 1"/>
    <meta:user-defined meta:name="Info 2"/>
    <meta:user-defined meta:name="Info 3"/>
    <meta:user-defined meta:name="Info 4"/>
  </office:meta>
</office:document-meta>
</file>